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2F00000006C89EAF43791FFE4A.png" manifest:media-type="image/png"/>
  <manifest:file-entry manifest:full-path="Pictures/1000000100000076000000297EADE0586CA003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41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353cm" fo:margin-bottom="0.109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4" style:family="paragraph" style:parent-style-name="Title" style:master-page-name="Standard">
      <style:paragraph-properties fo:margin-top="2.54cm" fo:margin-bottom="0cm" style:contextual-spacing="false" fo:line-height="100%" fo:text-align="start" style:justify-single-word="false" fo:orphans="2" fo:widows="2" style:page-number="1"/>
      <style:text-properties fo:color="#669966" loext:opacity="100%" style:font-name="Proxima Nova" fo:font-size="24pt" style:rfc-language-tag="ca-ES-valencia" fo:language="ca" fo:country="ES" fo:font-weight="normal" officeooo:rsid="000c046b" officeooo:paragraph-rsid="000c046b" style:font-name-asian="Proxima Nova1" style:font-size-asian="24pt" style:font-weight-asian="normal" style:font-name-complex="Proxima Nova1" style:font-size-complex="24pt"/>
    </style:style>
    <style:style style:name="P5" style:family="paragraph" style:parent-style-name="Title">
      <style:paragraph-properties fo:margin-top="2.54cm" fo:margin-bottom="0cm" style:contextual-spacing="false" fo:line-height="100%" fo:text-align="start" style:justify-single-word="false" fo:orphans="2" fo:widows="2"/>
      <style:text-properties fo:color="#404040" loext:opacity="100%" style:font-name="Proxima Nova" fo:font-size="44pt" style:rfc-language-tag="ca-ES-valencia" fo:language="ca" fo:country="ES" style:font-name-asian="Proxima Nova1" style:font-size-asian="44pt" style:font-name-complex="Proxima Nova1" style:font-size-complex="44pt"/>
    </style:style>
    <style:style style:name="P6" style:family="paragraph" style:parent-style-name="Heading_20_1">
      <style:paragraph-properties fo:margin-left="0.762cm" fo:margin-right="0cm" fo:text-align="justify" style:justify-single-word="false" fo:text-indent="0cm" style:auto-text-indent="false"/>
      <style:text-properties style:rfc-language-tag="ca-ES-valencia" fo:language="ca" fo:country="ES"/>
    </style:style>
    <style:style style:name="P7" style:family="paragraph" style:parent-style-name="Heading_20_1" style:list-style-name="WWNum4">
      <style:paragraph-properties fo:text-align="justify" style:justify-single-word="false"/>
      <style:text-properties style:rfc-language-tag="ca-ES-valencia" fo:language="ca" fo:country="ES"/>
    </style:style>
    <style:style style:name="P8" style:family="paragraph" style:parent-style-name="Heading_20_1" style:list-style-name="WWNum4">
      <style:text-properties style:rfc-language-tag="ca-ES-valencia" fo:language="ca" fo:country="ES"/>
    </style:style>
    <style:style style:name="P9" style:family="paragraph" style:parent-style-name="Heading_20_1" style:list-style-name="WWNum4">
      <style:text-properties fo:font-variant="small-caps" fo:color="#669966" loext:opacity="100%" fo:font-size="14pt" style:rfc-language-tag="ca-ES-valencia" fo:language="ca" fo:country="ES" officeooo:rsid="000d38bb" officeooo:paragraph-rsid="000d38bb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style:rfc-language-tag="ca-ES-valencia" fo:language="ca" fo:country="ES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1" style:family="paragraph" style:parent-style-name="Standard">
      <style:paragraph-properties fo:margin-left="0cm" fo:margin-right="0cm" fo:margin-top="0.423cm" fo:margin-bottom="0.212cm" style:contextual-spacing="false" fo:line-height="100%" fo:keep-together="auto" fo:orphans="0" fo:widows="0" fo:text-indent="0cm" style:auto-text-indent="false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Arial" fo:font-size="16pt" style:rfc-language-tag="ca-ES-valencia" fo:language="ca" fo:country="ES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 officeooo:paragraph-rsid="000d38bb"/>
    </style:style>
    <style:style style:name="P14" style:family="paragraph" style:parent-style-name="Standard">
      <style:paragraph-properties fo:margin-top="0.353cm" fo:margin-bottom="6.35cm" style:contextual-spacing="false" fo:line-height="100%" fo:orphans="2" fo:widows="2"/>
      <style:text-properties style:rfc-language-tag="ca-ES-valencia" fo:language="ca" fo:country="ES"/>
    </style:style>
    <style:style style:name="P15" style:family="paragraph" style:parent-style-name="Standard">
      <loext:graphic-properties draw:fill="solid" draw:fill-color="#cccc99"/>
      <style:paragraph-properties fo:margin-left="2.401cm" fo:margin-right="0.101cm" fo:margin-top="0.15cm" fo:margin-bottom="0.199cm" style:contextual-spacing="false" fo:line-height="100%" fo:keep-together="auto" fo:orphans="0" fo:widows="0" fo:text-indent="0.099cm" style:auto-text-indent="false" fo:background-color="#cccc99" fo:padding="0.141cm" fo:border="0.51pt solid #000000" fo:keep-with-next="auto"/>
      <style:text-properties style:rfc-language-tag="ca-ES-valencia" fo:language="ca" fo:country="ES"/>
    </style:style>
    <style:style style:name="P16" style:family="paragraph" style:parent-style-name="Standard" style:master-page-name="Converted1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auto" fo:padding="0cm" fo:border="none" fo:keep-with-next="auto"/>
      <style:text-properties style:rfc-language-tag="ca-ES-valencia" fo:language="ca" fo:country="ES"/>
    </style:style>
    <style:style style:name="P17" style:family="paragraph" style:parent-style-name="Standard">
      <style:paragraph-properties fo:margin-left="0.697cm" fo:margin-right="0.713cm" fo:text-indent="0cm" style:auto-text-indent="false"/>
      <style:text-properties style:rfc-language-tag="ca-ES-valencia" fo:language="ca" fo:country="ES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/>
    </style:style>
    <style:style style:name="P19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20" style:family="paragraph" style:parent-style-name="Standard" style:list-style-name="WWNum1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21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paragraph-rsid="000d38bb"/>
    </style:style>
    <style:style style:name="P22" style:family="paragraph" style:parent-style-name="Standard">
      <style:text-properties style:rfc-language-tag="ca-ES-valencia" fo:language="ca" fo:country="ES"/>
    </style:style>
    <style:style style:name="P23" style:family="paragraph" style:parent-style-name="Standard" style:list-style-name="WWNum2">
      <style:paragraph-properties fo:margin-left="1.27cm" fo:margin-right="0cm" fo:text-indent="-0.635cm" style:auto-text-indent="false"/>
      <style:text-properties style:rfc-language-tag="ca-ES-valencia" fo:language="ca" fo:country="ES"/>
    </style:style>
    <style:style style:name="P24" style:family="paragraph" style:parent-style-name="Standard" style:list-style-name="WWNum3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5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 officeooo:rsid="000d38bb" officeooo:paragraph-rsid="000d38bb"/>
    </style:style>
    <style:style style:name="P27" style:family="paragraph" style:parent-style-name="Standard">
      <style:paragraph-properties fo:margin-top="0.353cm" fo:margin-bottom="0cm" style:contextual-spacing="false" fo:line-height="125%" fo:orphans="2" fo:widows="2"/>
      <style:text-properties style:font-name="Proxima Nova" fo:font-size="16pt" style:rfc-language-tag="ca-ES-valencia" fo:language="ca" fo:country="ES" style:font-name-asian="Proxima Nova1" style:font-size-asian="16pt" style:font-name-complex="Proxima Nova1" style:font-size-complex="16pt"/>
    </style:style>
    <style:style style:name="P28" style:family="paragraph" style:parent-style-name="Standard">
      <style:paragraph-properties fo:margin-left="-0.011cm" fo:margin-right="0cm" fo:margin-top="0cm" fo:margin-bottom="0cm" style:contextual-spacing="false" fo:line-height="130%" fo:orphans="2" fo:widows="2" fo:text-indent="0cm" style:auto-text-indent="false"/>
      <style:text-properties fo:color="#595959" loext:opacity="100%" style:font-name="Lato" style:rfc-language-tag="ca-ES-valencia" fo:language="ca" fo:country="ES" style:font-name-asian="Lato1" style:font-name-complex="Lato1"/>
    </style:style>
    <style:style style:name="P29" style:family="paragraph" style:parent-style-name="Standard">
      <style:paragraph-properties fo:margin-left="0cm" fo:margin-right="0cm" fo:text-indent="0.199cm" style:auto-text-indent="false"/>
      <style:text-properties fo:color="#336633" loext:opacity="100%" fo:font-size="14pt" style:rfc-language-tag="ca-ES-valencia" fo:language="ca" fo:country="ES" style:font-size-asian="14pt" style:font-size-complex="14pt"/>
    </style:style>
    <style:style style:name="P30" style:family="paragraph" style:parent-style-name="Standard">
      <style:paragraph-properties fo:margin-left="0.697cm" fo:margin-right="0.713cm" fo:text-indent="0cm" style:auto-text-indent="false"/>
      <style:text-properties style:font-name="Verdana" fo:font-size="10pt" style:rfc-language-tag="ca-ES-valencia" fo:language="ca" fo:country="ES" fo:font-weight="bold" style:font-name-asian="Verdana1" style:font-size-asian="10pt" style:font-weight-asian="bold" style:font-name-complex="Verdana1" style:font-size-complex="10pt"/>
    </style:style>
    <style:style style:name="P31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style:font-name="Verdana" fo:font-size="10pt" style:rfc-language-tag="ca-ES-valencia" fo:language="ca" fo:country="ES" style:font-name-asian="Verdana1" style:font-size-asian="10pt" style:font-name-complex="Verdana1" style:font-size-complex="10pt"/>
    </style:style>
    <style:style style:name="P32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336633" loext:opacity="100%" style:text-line-through-style="none" style:text-line-through-type="none" style:text-position="0% 100%" style:font-name="Calibri" fo:font-size="14pt" style:rfc-language-tag="ca-ES-valencia" fo:language="ca" fo:country="ES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33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style:rfc-language-tag="ca-ES-valencia" fo:language="ca" fo:country="ES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4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2pt" style:rfc-language-tag="ca-ES-valencia" fo:language="ca" fo:country="ES" fo:font-style="normal" style:text-underline-style="none" fo:font-weight="bold" style:font-size-asian="12pt" style:font-style-asian="normal" style:font-weight-asian="bold" style:font-size-complex="12pt"/>
    </style:style>
    <style:style style:name="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officeooo:rsid="000d38bb" style:font-name-asian="Tahoma1" style:font-size-asian="9pt" style:font-style-asian="normal" style:font-weight-asian="normal" style:font-name-complex="Tahoma1" style:font-size-complex="9pt"/>
    </style:style>
    <style:style style:name="T3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T4" style:family="text">
      <style:text-properties fo:font-variant="small-caps" fo:color="#999966" loext:opacity="100%" style:font-name="Tahoma" fo:font-size="9pt" officeooo:rsid="000d38bb" style:font-name-asian="Tahoma1" style:font-size-asian="9pt" style:font-name-complex="Tahoma1" style:font-size-complex="9pt"/>
    </style:style>
    <style:style style:name="T5" style:family="text">
      <style:text-properties fo:font-variant="small-caps" fo:color="#000000" loext:opacity="100%" style:text-line-through-style="none" style:text-line-through-type="none" style:text-position="0% 100%" style:font-name="Verdana" fo:font-size="8pt" style:rfc-language-tag="ca-ES-valencia" fo:language="ca" fo:country="ES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6" style:family="text">
      <style:text-properties fo:font-variant="small-caps" style:font-name="Verdana" fo:font-size="8pt" style:rfc-language-tag="ca-ES-valencia" fo:language="ca" fo:country="ES" fo:font-weight="bold" style:font-name-asian="Verdana1" style:font-size-asian="8pt" style:font-weight-asian="bold" style:font-name-complex="Verdana1" style:font-size-complex="8pt"/>
    </style:style>
    <style:style style:name="T7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8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officeooo:rsid="000d4a9e" style:font-name-asian="Calibri1" style:font-size-asian="16pt" style:font-style-asian="normal" style:font-name-complex="Calibri1" style:font-size-complex="16pt"/>
    </style:style>
    <style:style style:name="T9" style:family="text">
      <style:text-properties fo:font-variant="small-caps" fo:color="#336633" loext:opacity="100%" fo:font-size="16pt" style:font-size-asian="16pt" style:font-size-complex="16pt"/>
    </style:style>
    <style:style style:name="T10" style:family="text">
      <style:text-properties fo:font-variant="small-caps" fo:color="#336633" loext:opacity="100%" style:font-name="Calibri" fo:font-size="16pt" style:font-name-asian="Calibri1" style:font-size-asian="16pt" style:font-name-complex="Calibri1" style:font-size-complex="16pt"/>
    </style:style>
    <style:style style:name="T11" style:family="text">
      <style:text-properties fo:font-variant="small-caps" fo:color="#336633" loext:opacity="100%" style:font-name="Calibri" fo:font-size="16pt" officeooo:rsid="000d4a9e" style:font-name-asian="Calibri1" style:font-size-asian="16pt" style:font-name-complex="Calibri1" style:font-size-complex="16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0d4a9e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18" style:family="text">
      <style:text-properties style:font-name="Verdana" fo:font-size="10pt" style:font-name-asian="Verdana1" style:font-size-asian="10pt" style:font-name-complex="Verdana1" style:font-size-complex="10pt"/>
    </style:style>
    <style:style style:name="T19" style:family="text">
      <style:text-properties style:font-name="Verdana" fo:font-size="8pt" style:rfc-language-tag="ca-ES-valencia" fo:language="ca" fo:country="ES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size="10pt" fo:font-weight="bold" style:font-size-asian="10pt" style:font-weight-asian="bold" style:font-size-complex="10pt"/>
    </style:style>
    <style:style style:name="T21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2" style:family="text">
      <style:text-properties officeooo:rsid="000d38bb"/>
    </style:style>
    <style:style style:name="T23" style:family="text">
      <style:text-properties fo:font-weight="bold" officeooo:rsid="000d38bb" style:font-weight-asian="bold"/>
    </style:style>
    <style:style style:name="T24" style:family="text">
      <style:text-properties officeooo:rsid="000d4a9e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stemes de gestió empresarial</text:p>
      <text:p text:style-name="P5"><text:bookmark text:name="_jg2jbypvbg4g"/>Guía de estudi UD 0<text:span text:style-name="T22">1</text:span>. <text:span text:style-name="T23">Introducció a Docker</text:span></text:p>
      <text:p text:style-name="P14"><draw:frame draw:style-name="fr2" draw:name="image3.png" text:anchor-type="as-char" svg:width="1.244cm" svg:height="0.159cm" draw:z-index="0"><draw:image xlink:href="Pictures/100000010000002F00000006C89EAF43791FFE4A.png" xlink:type="simple" xlink:show="embed" xlink:actuate="onLoad" draw:mime-type="image/png"/><svg:desc>short line</svg:desc></draw:frame></text:p>
      <text:p text:style-name="P27"/>
      <text:p text:style-name="P27"/>
      <text:p text:style-name="P27"/>
      <text:p text:style-name="P27"/>
      <text:p text:style-name="P27"/>
      <text:p text:style-name="P27">Actualitza<text:span text:style-name="T22">t</text:span> <text:span text:style-name="T22">Setembre</text:span> 202<text:span text:style-name="T22">1</text:span></text:p>
      <text:p text:style-name="P28"/>
      <text:p text:style-name="P28"/>
      <text:p text:style-name="P29"><text:soft-page-break/>Licencia</text:p>
      <text:p text:style-name="P30"/>
      <text:p text:style-name="P17"><draw:frame draw:style-name="fr1" draw:name="image2.png" text:anchor-type="char" svg:x="0.609cm" svg:y="0.238cm" svg:width="2.563cm" svg:height="0.898cm" draw:z-index="1"><draw:image xlink:href="Pictures/1000000100000076000000297EADE0586CA00323.png" xlink:type="simple" xlink:show="embed" xlink:actuate="onLoad" draw:mime-type="image/png"/></draw:frame><text:span text:style-name="T17">Reconeixement - No comercial – CompartirIgual(BY-NC-SA)</text:span><text:span text:style-name="T18">: No es permet un ús comercial de l'obra original ni de les possibles obres derivades, la distribució de les quals s'ha de fer amb una llicència igual a la que regula l'obra original.</text:span></text:p>
      <text:p text:style-name="P31"/>
      <text:p text:style-name="P32">Nomenclatura</text:p>
      <text:p text:style-name="P33">Al llarg d'aquest tema s'utilitzaran diferents símbols per distingir elements importants dins del contingut. Aquests símbols són:</text:p>
      <text:p text:style-name="P33"/>
      <text:p text:style-name="P15"><text:span text:style-name="T20">📖 </text:span><text:span text:style-name="T12">Important</text:span></text:p>
      <text:p text:style-name="P34"/>
      <text:p text:style-name="P15"><text:span text:style-name="T21">❕</text:span><text:span text:style-name="T14"> </text:span><text:span text:style-name="T12">Atenció</text:span></text:p>
      <text:p text:style-name="P34"/>
      <text:p text:style-name="P15"><text:span text:style-name="T15">💬</text:span><text:span text:style-name="T12"> Interes</text:span><text:span text:style-name="T13">ant</text:span></text:p>
      <text:p text:style-name="P6"/>
      <text:p text:style-name="P11"/>
      <text:p text:style-name="P16"><text:span text:style-name="T7">UD0</text:span><text:span text:style-name="T8">1</text:span><text:span text:style-name="T10">. </text:span><text:span text:style-name="T11">Introducció a Docker</text:span></text:p>
      <text:list xml:id="list70921837" text:style-name="WWNum4">
        <text:list-item>
          <text:p text:style-name="P9">Dades</text:p>
        </text:list-item>
      </text:list>
      <text:p text:style-name="P18"><text:span text:style-name="T22">Des de el</text:span> <text:span text:style-name="T22">13</text:span>/<text:span text:style-name="T22">09</text:span>/202<text:span text:style-name="T22">1</text:span> <text:span text:style-name="T22">fins </text:span>al 0<text:span text:style-name="T22">3</text:span>/1<text:span text:style-name="T22">0</text:span>/202<text:span text:style-name="T22">1</text:span>. La duració <text:span text:style-name="T22">d’aquesta unitat es de</text:span> <text:span text:style-name="T22">3</text:span> se<text:span text:style-name="T22">t</text:span>man<text:span text:style-name="T22">e</text:span>s (1<text:span text:style-name="T22">5</text:span> hor<text:span text:style-name="T22">e</text:span>s).</text:p>
      <text:list xml:id="list21221215660349" text:continue-numbering="true" text:style-name="WWNum4">
        <text:list-item>
          <text:p text:style-name="P8"><text:bookmark text:name="_4z7u29ivk38l"/>Con<text:span text:style-name="T22">eixements</text:span> previs requeri<text:span text:style-name="T22">t</text:span>s</text:p>
        </text:list-item>
      </text:list>
      <text:list xml:id="list2342683761" text:style-name="WWNum3">
        <text:list-item>
          <text:p text:style-name="P19">Uso b<text:span text:style-name="T22">à</text:span>sic de sistem<text:span text:style-name="T22">e</text:span>s operati<text:span text:style-name="T22">u</text:span>s.</text:p>
        </text:list-item>
        <text:list-item>
          <text:p text:style-name="P25">Coneixement de comandaments de Linux.</text:p>
        </text:list-item>
        <text:list-item>
          <text:p text:style-name="P24">Coneixements de virtualització.</text:p>
        </text:list-item>
      </text:list>
      <text:list xml:id="list21221741296267" text:continue-list="list21221215660349" text:style-name="WWNum4">
        <text:list-item>
          <text:p text:style-name="P8">Objectius</text:p>
        </text:list-item>
      </text:list>
      <text:list xml:id="list2049886372" text:style-name="WWNum1">
        <text:list-item>
          <text:p text:style-name="P20">Conéixer<text:span text:style-name="T22"> la diferencia entre virtualització per hipervisor i la virtualització mitjançant contenidors</text:span>.</text:p>
        </text:list-item>
        <text:list-item>
          <text:p text:style-name="P21"><text:span text:style-name="T22">Ser capaç d’utilitzar els contenidor Docker.</text:span></text:p>
        </text:list-item>
        <text:list-item>
          <text:p text:style-name="P21"><text:span text:style-name="T22">Ser capaç d’utilitzar Docker Compose.</text:span></text:p>
        </text:list-item>
        <text:list-item>
          <text:p text:style-name="P21"><text:span text:style-name="T22">Conéixer els fonaments dels orquestradors, tal com Kubernetes</text:span>.</text:p>
        </text:list-item>
      </text:list>
      <text:list xml:id="list21220530098050" text:continue-list="list21221741296267" text:style-name="WWNum4">
        <text:list-item>
          <text:p text:style-name="P8"><text:bookmark text:name="_yi5niv80z62t"/>Cont<text:span text:style-name="T22">inguts</text:span></text:p>
        </text:list-item>
      </text:list>
      <text:p text:style-name="P26">Conjunt de documents tractant «Introducció a Docker». Hi ha un total 7 parts, que inclouen teoria per a les parts de la 1 a la 6 i casos pràctics de les part 3 a la 7.</text:p>
      <text:list xml:id="list21220636664327" text:continue-numbering="true" text:style-name="WWNum4">
        <text:list-item>
          <text:p text:style-name="P8"><text:bookmark text:name="_pt4xoiz2fd92"/>Activi<text:span text:style-name="T22">tats</text:span></text:p>
        </text:list-item>
      </text:list>
      <text:p text:style-name="P22">Es <text:span text:style-name="T22">molt important llegir els apunts i realitzar el exercissis no avaluables.</text:span> <text:span text:style-name="T22">Els exercissis</text:span> d’<text:span text:style-name="T22">aquesta</text:span> uni<text:span text:style-name="T22">t</text:span>a<text:span text:style-name="T22">t</text:span> no son <text:span text:style-name="T22">a</text:span>valuables, però son base para la reali<text:span text:style-name="T22">t</text:span>zació d’activi<text:span text:style-name="T24">t</text:span>a<text:span text:style-name="T24">t</text:span>s en las pròximes uni<text:span text:style-name="T22">t</text:span>a<text:span text:style-name="T22">t</text:span>s.</text:p>
      <text:list xml:id="list21220800488932" text:continue-numbering="true" text:style-name="WWNum4">
        <text:list-item>
          <text:p text:style-name="P8"><text:bookmark text:name="_nv5nmbujne0r"/>Recom<text:span text:style-name="T22">a</text:span>n<text:span text:style-name="T22">ac</text:span>ions</text:p>
        </text:list-item>
      </text:list>
      <text:p text:style-name="P22">Es recom<text:span text:style-name="T24">able utilitzar la «cheatsheet» de Docker proporcionada en la unitat.</text:span></text:p>
      <text:list xml:id="list21221472267902" text:continue-numbering="true" text:style-name="WWNum4">
        <text:list-item>
          <text:p text:style-name="P7"><text:bookmark text:name="_g1qlmy5ta6mu"/>Autors (en ord<text:span text:style-name="T24">re</text:span> alfabétic)</text:p>
        </text:list-item>
      </text:list>
      <text:p text:style-name="P18">A continuació ofe<text:span text:style-name="T24">rim</text:span> en ord<text:span text:style-name="T24">re</text:span> alfabétic el l<text:span text:style-name="T24">l</text:span>ista<text:span text:style-name="T24">t</text:span> d’autors que han <text:span text:style-name="T24">fet</text:span> aportacions a <text:span text:style-name="T24">aques</text:span>t document:</text:p>
      <text:list xml:id="list802315566" text:style-name="WWNum2">
        <text:list-item>
          <text:p text:style-name="P23">García Barea, Serg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style:contextual-spacing="false" fo:line-height="100%" fo:text-align="start" style:justify-single-word="false" fo:keep-with-next="always"/>
      <style:text-properties fo:font-variant="small-caps" fo:color="#669966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style:contextual-spacing="false" fo:line-height="100%" fo:text-align="start" style:justify-single-word="false" fo:text-indent="0cm" style:auto-text-indent="false" fo:keep-with-next="always"/>
      <style:text-properties fo:color="#669966" loext:opacity="100%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style:contextual-spacing="false" fo:line-height="100%" fo:text-align="start" style:justify-single-word="false" fo:text-indent="-1.27cm" style:auto-text-indent="false" fo:keep-with-next="always"/>
      <style:text-properties fo:font-variant="normal" fo:text-transform="none" fo:color="#669966" loext:opacity="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style:contextual-spacing="false" fo:line-height="100%" fo:text-align="start" style:justify-single-word="false" fo:text-indent="-1.524cm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 officeooo:paragraph-rsid="000d38bb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style:rfc-language-tag="ca-ES-valencia" fo:language="ca" fo:country="ES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officeooo:rsid="000d38bb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MT3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4" style:family="text">
      <style:text-properties fo:font-variant="small-caps" fo:color="#999966" loext:opacity="100%" style:font-name="Tahoma" fo:font-size="9pt" officeooo:rsid="000d38bb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37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1.064cm" fo:margin-left="0cm" fo:margin-right="0cm" fo:margin-top="0.96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span text:style-name="MT1">Sistemes de gestió empresarial</text:span><text:span text:style-name="MT2"> </text:span><text:span text:style-name="MT3"><text:tab/><text:tab/>UD0</text:span><text:span text:style-name="MT1">1</text:span><text:span text:style-name="MT3">. </text:span><text:span text:style-name="MT2">Guia didàctica</text:span></text:p>
      </style:header>
      <style:footer>
        <text:p text:style-name="MP2"><text:span text:style-name="MT1">Sistemes de gestió empresarial</text:span><text:span text:style-name="MT3"><text:tab/><text:tab/></text:span><text:span text:style-name="MT2">UD0</text:span><text:span text:style-name="MT4">1</text:span><text:span text:style-name="MT2"> - Pàgina</text:span><text:span text:style-name="MT3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09-09T02:12:19.433000000</dc:date>
    <meta:editing-duration>PT5M54S</meta:editing-duration>
    <meta:editing-cycles>2</meta:editing-cycles>
    <meta:document-statistic meta:table-count="0" meta:image-count="2" meta:object-count="0" meta:page-count="3" meta:paragraph-count="34" meta:word-count="281" meta:character-count="1772" meta:non-whitespace-character-count="1535"/>
  </office:meta>
</office:document-meta>
</file>